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8f5ec"/>
    </style:style>
    <style:style style:name="P2" style:family="paragraph" style:parent-style-name="Standard">
      <style:text-properties fo:font-weight="bold" officeooo:paragraph-rsid="0018f5e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paragraph-rsid="0018f5ec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paragraph-rsid="0018f5ec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2pt" fo:font-weight="bold" officeooo:paragraph-rsid="0018f5ec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paragraph-rsid="0018f5ec" style:font-size-asian="15pt" style:font-weight-asian="bold" style:font-size-complex="15pt" style:font-weight-complex="bold"/>
    </style:style>
    <style:style style:name="T1" style:family="text">
      <style:text-properties officeooo:rsid="0018f5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YAPAY ZEKA</text:span></text:p>
      <text:p text:style-name="P3"><text:span text:style-name="T1"/></text:p>
      <text:p text:style-name="P6"><text:span text:style-name="T1">DÖNEM PROJESİ</text:span></text:p>
      <text:p text:style-name="P3"><text:span text:style-name="T1"/></text:p>
      <text:p text:style-name="P4"><text:span text:style-name="T1">KULLANIM KLAVUZU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Uygulanamanın Hazırlanması</text:span></text:p>
      <text:p text:style-name="P1"><text:span text:style-name="T1"/></text:p>
      <text:p text:style-name="P1"><text:span text:style-name="T1">- Uygulama, ruby programlama dili kullanılarak (verisyon 1.9.3) hazırlanmıştır.</text:span></text:p>
      <text:p text:style-name="P1"><text:span text:style-name="T1"/></text:p>
      <text:p text:style-name="P1"><text:span text:style-name="T1">- Hazırlanma ortamı ubuntu 12.10 olmak üzere tüm linux dağıtımlarında çalışabilecek şekilde ayarlanmıştır.</text:span></text:p>
      <text:p text:style-name="P1"><text:span text:style-name="T1"/></text:p>
      <text:p text:style-name="P1"><text:span text:style-name="T1">- Uygulama hazırlanırken yardımcı işlevler kullanılmıştır:</text:span></text:p>
      <text:p text:style-name="P1"><text:span text:style-name="T1"><text:tab/>+ labirent oluşturucu theseus paketi</text:span></text:p>
      <text:p text:style-name="P1"><text:span text:style-name="T1"><text:tab/>+ dosya işlemleri yapmak için fileutils paketi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Gerekli Ortamın Hazırlanması</text:span></text:p>
      <text:p text:style-name="P1"><text:span text:style-name="T1"/></text:p>
      <text:p text:style-name="P1"><text:span text:style-name="T1"><text:tab/>$ sudo gem install theseus</text:span></text:p>
      <text:p text:style-name="P1"><text:span text:style-name="T1"/></text:p>
      <text:p text:style-name="P1"><text:span text:style-name="T1"/></text:p>
      <text:p text:style-name="P2"><text:span text:style-name="T1">Uygulamanın Çalıştırılması</text:span></text:p>
      <text:p text:style-name="P1"><text:span text:style-name="T1"/></text:p>
      <text:p text:style-name="P1"><text:span text:style-name="T1"><text:tab/>$ ruby solver.r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n eker</meta:initial-creator>
    <meta:creation-date>2013-01-10T23:18:47</meta:creation-date>
    <dc:date>2013-01-10T23:28:12</dc:date>
    <dc:creator>emin eker</dc:creator>
    <meta:editing-duration>P0D</meta:editing-duration>
    <meta:editing-cycles>1</meta:editing-cycles>
    <meta:document-statistic meta:table-count="0" meta:image-count="0" meta:object-count="0" meta:page-count="1" meta:paragraph-count="13" meta:word-count="61" meta:character-count="490" meta:non-whitespace-character-count="438"/>
    <meta:generator>LibreOffice/3.6$Linux_X86_64 LibreOffice_project/360m1$Build-2</meta:generator>
  </office:meta>
</office:document-meta>
</file>